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60.11mm"/>
    </style:style>
    <style:style style:name="co4" style:family="table-column">
      <style:table-column-properties fo:break-before="auto" style:column-width="10.37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4.61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1.8mm"/>
    </style:style>
    <style:style style:name="co12" style:family="table-column">
      <style:table-column-properties fo:break-before="auto" style:column-width="11.22mm"/>
    </style:style>
    <style:style style:name="co13" style:family="table-column">
      <style:table-column-properties fo:break-before="auto" style:column-width="14.01mm"/>
    </style:style>
    <style:style style:name="co14" style:family="table-column">
      <style:table-column-properties fo:break-before="auto" style:column-width="15.75mm"/>
    </style:style>
    <style:style style:name="co15" style:family="table-column">
      <style:table-column-properties fo:break-before="auto" style:column-width="24.55mm"/>
    </style:style>
    <style:style style:name="co16" style:family="table-column">
      <style:table-column-properties fo:break-before="auto" style:column-width="16.19mm"/>
    </style:style>
    <style:style style:name="co17" style:family="table-column">
      <style:table-column-properties fo:break-before="auto" style:column-width="17.36mm"/>
    </style:style>
    <style:style style:name="co18" style:family="table-column">
      <style:table-column-properties fo:break-before="auto" style:column-width="14.83mm"/>
    </style:style>
    <style:style style:name="co19" style:family="table-column">
      <style:table-column-properties fo:break-before="auto" style:column-width="11.43mm"/>
    </style:style>
    <style:style style:name="co20" style:family="table-column">
      <style:table-column-properties fo:break-before="auto" style:column-width="28.36mm"/>
    </style:style>
    <style:style style:name="co21" style:family="table-column">
      <style:table-column-properties fo:break-before="auto" style:column-width="37.25mm"/>
    </style:style>
    <style:style style:name="co22" style:family="table-column">
      <style:table-column-properties fo:break-before="auto" style:column-width="27.52mm"/>
    </style:style>
    <style:style style:name="co23" style:family="table-column">
      <style:table-column-properties fo:break-before="auto" style:column-width="23.71mm"/>
    </style:style>
    <style:style style:name="co24" style:family="table-column">
      <style:table-column-properties fo:break-before="auto" style:column-width="27.94mm"/>
    </style:style>
    <style:style style:name="co25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end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fo:background-color="transparent"/>
      <style:text-properties style:font-name="Calibri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start" fo:margin-left="0mm"/>
      <style:text-properties style:font-name="Calibri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66ffff" style:text-align-source="fix" style:repeat-content="false" style:vertical-align="middle"/>
      <style:paragraph-properties fo:text-align="center"/>
      <style:text-properties style:font-name="Calibri"/>
    </style:style>
    <style:style style:name="ce11" style:family="table-cell" style:parent-style-name="Default">
      <style:table-cell-properties fo:background-color="#66ffff"/>
      <style:text-properties style:font-name="Calibri"/>
    </style:style>
    <style:style style:name="ce12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Calibri"/>
    </style:style>
    <style:style style:name="ce13" style:family="table-cell" style:parent-style-name="Default" style:data-style-name="N0">
      <style:table-cell-properties fo:border-bottom="none" fo:background-color="#66ffff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Calibri"/>
    </style:style>
    <style:style style:name="ce14" style:family="table-cell" style:parent-style-name="Default">
      <style:table-cell-properties fo:border-bottom="none" fo:background-color="#66ffff" fo:border-left="0.06pt solid #000000" fo:border-right="none" fo:border-top="none"/>
      <style:text-properties style:font-name="Calibri"/>
    </style:style>
    <style:style style:name="ce15" style:family="table-cell" style:parent-style-name="Default" style:data-style-name="N0">
      <style:table-cell-properties fo:background-color="#66ffff" style:text-align-source="fix" style:repeat-content="false" style:vertical-align="middle"/>
      <style:paragraph-properties fo:text-align="start" fo:margin-left="0mm"/>
      <style:text-properties style:font-name="Calibri"/>
    </style:style>
    <style:style style:name="ce16" style:family="table-cell" style:parent-style-name="Default" style:data-style-name="N0">
      <style:table-cell-properties fo:border-bottom="none" fo:background-color="#66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17" style:family="table-cell" style:parent-style-name="Default">
      <style:table-cell-properties fo:border-bottom="none" fo:background-color="#66ffff" fo:border-left="none" fo:border-right="0.06pt solid #000000" fo:border-top="none"/>
      <style:text-properties style:font-name="Calibri"/>
    </style:style>
    <style:style style:name="ce18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2" style:family="table-cell" style:parent-style-name="Default">
      <style:text-properties style:font-name="Calibri"/>
    </style:style>
    <style:style style:name="ce23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5" style:family="table-cell" style:parent-style-name="Default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Calibri"/>
    </style:style>
    <style:style style:name="ce26" style:family="table-cell" style:parent-style-name="Default">
      <style:table-cell-properties fo:border-bottom="none" fo:border-left="none" fo:border-right="0.06pt solid #000000" fo:border-top="none"/>
      <style:text-properties style:font-name="Calibri"/>
    </style:style>
    <style:style style:name="ce27" style:family="table-cell" style:parent-style-name="Default" style:data-style-name="N0">
      <style:table-cell-properties fo:border-bottom="none" fo:background-color="#ffff99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style:font-name="Calibri"/>
    </style:style>
    <style:style style:name="ce28" style:family="table-cell" style:parent-style-name="Default">
      <style:table-cell-properties fo:border-bottom="none" fo:background-color="#ffff99" fo:border-left="none" fo:border-right="0.06pt solid #000000" fo:border-top="none"/>
      <style:text-properties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30" style:family="table-cell" style:parent-style-name="Default" style:data-style-name="N0">
      <style:table-cell-properties fo:background-color="#66ffff" style:vertical-align="middle"/>
      <style:text-properties style:font-name="Calibri"/>
    </style:style>
    <style:style style:name="ce31" style:family="table-cell" style:parent-style-name="Default" style:data-style-name="N0">
      <style:table-cell-properties fo:background-color="transparent" style:vertical-align="middle"/>
      <style:text-properties style:text-line-through-style="solid" style:text-line-through-type="single" style:font-name="Calibri"/>
    </style:style>
    <style:style style:name="ce32" style:family="table-cell" style:parent-style-name="Default" style:data-style-name="N0">
      <style:table-cell-properties style:vertical-align="middle"/>
      <style:text-properties style:font-name="Calibri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35" style:family="table-cell" style:parent-style-name="Default" style:data-style-name="N0">
      <style:text-properties style:font-name="Calibri"/>
    </style:style>
    <style:style style:name="ce36" style:family="table-cell" style:parent-style-name="Default" style:data-style-name="N0">
      <style:table-cell-properties fo:background-color="#66ffff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10"/>
        <table:table-column table:style-name="co6" table:default-cell-style-name="ce10"/>
        <table:table-column table:style-name="co6" table:default-cell-style-name="ce13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6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2" table:default-cell-style-name="ce16"/>
        <table:table-column table:style-name="co13" table:default-cell-style-name="ce10"/>
        <table:table-column table:style-name="co7" table:default-cell-style-name="ce10"/>
        <table:table-column table:style-name="co14" table:default-cell-style-name="ce16"/>
        <table:table-column table:style-name="co15" table:default-cell-style-name="ce20"/>
        <table:table-column table:style-name="co16" table:default-cell-style-name="ce10"/>
        <table:table-column table:style-name="co17" table:default-cell-style-name="ce10"/>
        <table:table-column table:style-name="co17" table:default-cell-style-name="ce19"/>
        <table:table-column table:style-name="co18" table:default-cell-style-name="ce23"/>
        <table:table-column table:style-name="co19" table:default-cell-style-name="ce20"/>
        <table:table-column table:style-name="co20" table:default-cell-style-name="ce4"/>
        <table:table-column table:style-name="co21" table:default-cell-style-name="ce20"/>
        <table:table-column table:style-name="co22" table:default-cell-style-name="ce4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3" table:number-columns-repeated="992" table:default-cell-style-name="ce29"/>
        <table:table-column table:style-name="co23" table:default-cell-style-name="ce22"/>
        <table:table-row table:style-name="ro1">
          <table:table-cell office:value-type="string" calcext:value-type="string" table:number-columns-spanned="2" table:number-rows-spanned="1">
            <text:p>Coût</text:p>
          </table:table-cell>
          <table:covered-table-cell/>
          <table:table-cell/>
          <table:table-cell table:style-name="ce7"/>
          <table:table-cell office:value-type="string" calcext:value-type="string">
            <text:p>Total</text:p>
          </table:table-cell>
          <table:table-cell office:value-type="string" calcext:value-type="string" table:number-columns-spanned="2" table:number-rows-spanned="1">
            <text:p>Base</text:p>
          </table:table-cell>
          <table:covered-table-cell/>
          <table:table-cell table:style-name="ce12" office:value-type="string" calcext:value-type="string" table:number-columns-spanned="5" table:number-rows-spanned="1">
            <text:p>Axe-Y</text:p>
          </table:table-cell>
          <table:covered-table-cell table:number-columns-repeated="4"/>
          <table:table-cell table:style-name="ce16" office:value-type="string" calcext:value-type="string" table:number-columns-spanned="4" table:number-rows-spanned="1">
            <text:p>Zone ELEC</text:p>
          </table:table-cell>
          <table:covered-table-cell table:number-columns-repeated="3"/>
          <table:table-cell table:style-name="ce16" office:value-type="string" calcext:value-type="string" table:number-columns-spanned="3" table:number-rows-spanned="1">
            <text:p>Axe Z</text:p>
          </table:table-cell>
          <table:covered-table-cell table:number-columns-repeated="2"/>
          <table:table-cell table:style-name="ce19" office:value-type="string" calcext:value-type="string" table:number-columns-spanned="4" table:number-rows-spanned="1">
            <text:p>Axe X</text:p>
          </table:table-cell>
          <table:covered-table-cell table:number-columns-repeated="3"/>
          <table:table-cell table:style-name="ce27" office:value-type="string" calcext:value-type="string" table:number-columns-spanned="1" table:number-rows-spanned="2">
            <text:p>Support bobine</text:p>
          </table:table-cell>
          <table:table-cell/>
          <table:table-cell table:style-name="ce29"/>
          <table:table-cell table:number-columns-repeated="99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ink EU</text:p>
          </table:table-cell>
          <table:table-cell table:style-name="ce7" office:value-type="string" calcext:value-type="string">
            <text:p>Item F 3.0</text:p>
          </table:table-cell>
          <table:table-cell table:formula="of:=SUM([.E3:.E100])" office:value-type="float" office:value="353.6" calcext:value-type="float">
            <text:p>353,6</text:p>
          </table:table-cell>
          <table:table-cell office:value-type="string" calcext:value-type="string">
            <text:p>Chassis</text:p>
          </table:table-cell>
          <table:table-cell office:value-type="string" calcext:value-type="string">
            <text:p>Charnières</text:p>
          </table:table-cell>
          <table:table-cell office:value-type="string" calcext:value-type="string">
            <text:p>Y-capteur</text:p>
          </table:table-cell>
          <table:table-cell office:value-type="string" calcext:value-type="string">
            <text:p>Y-roulement</text:p>
          </table:table-cell>
          <table:table-cell office:value-type="string" calcext:value-type="string">
            <text:p>Y-guidage</text:p>
          </table:table-cell>
          <table:table-cell office:value-type="string" calcext:value-type="string">
            <text:p>Y-moteur</text:p>
          </table:table-cell>
          <table:table-cell office:value-type="string" calcext:value-type="string">
            <text:p>Plateau</text:p>
          </table:table-cell>
          <table:table-cell office:value-type="string" calcext:value-type="string">
            <text:p>Plaque arr.</text:p>
          </table:table-cell>
          <table:table-cell office:value-type="string" calcext:value-type="string">
            <text:p>Plaque fond</text:p>
          </table:table-cell>
          <table:table-cell office:value-type="string" calcext:value-type="string">
            <text:p>Carte</text:p>
          </table:table-cell>
          <table:table-cell office:value-type="string" calcext:value-type="string">
            <text:p>Alim</text:p>
          </table:table-cell>
          <table:table-cell office:value-type="string" calcext:value-type="string">
            <text:p>Chassis</text:p>
          </table:table-cell>
          <table:table-cell table:style-name="ce18" office:value-type="string" calcext:value-type="string">
            <text:p>Z-moteur</text:p>
          </table:table-cell>
          <table:table-cell office:value-type="string" calcext:value-type="string">
            <text:p>Poignée</text:p>
          </table:table-cell>
          <table:table-cell table:style-name="ce18" office:value-type="string" calcext:value-type="string">
            <text:p>Entrainement</text:p>
          </table:table-cell>
          <table:table-cell office:value-type="string" calcext:value-type="string">
            <text:p>X-moteur</text:p>
          </table:table-cell>
          <table:table-cell office:value-type="string" calcext:value-type="string">
            <text:p>X-capteur</text:p>
          </table:table-cell>
          <table:table-cell office:value-type="string" calcext:value-type="string">
            <text:p>Extrusion</text:p>
          </table:table-cell>
          <table:covered-table-cell/>
          <table:table-cell/>
          <table:table-cell table:style-name="ce29"/>
          <table:table-cell table:number-columns-repeated="998"/>
        </table:table-row>
        <table:table-row table:style-name="ro2">
          <table:table-cell table:formula="of:=[.B3]*[.E3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SANPU-SMPS-150W-12V-DC-Switching-Power-Supply-12A-Constant-Voltage-Single-Output-AC-DC-Transformer/1470529_32828915447.html?spm=a2g0w.12010612.0.0.90b6cd6g4N3iT" xlink:type="simple">https://fr.aliexpress.com/store/product/SANPU-SMPS-150W-12V-DC-Switching-Power-Supply-12A-Constant-Voltage-Single-Output-AC-DC-Transformer/1470529_32828915447.html?spm=a2g0w.12010612.0.0.90b6cd6g4N3iT</text:a></text:p>
          </table:table-cell>
          <table:table-cell office:value-type="string" calcext:value-type="string">
            <text:p>Alimentation 12V 150W 12,5A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30"/>
          <table:table-cell table:style-name="ce10"/>
          <table:table-cell table:style-name="ce15"/>
          <table:table-cell table:style-name="ce30" table:number-columns-repeated="995"/>
          <table:table-cell/>
        </table:table-row>
        <table:table-row table:style-name="ro2">
          <table:table-cell table:formula="of:=[.B4]*[.E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https://www.kipp.fr/fr/fr/Produits/El%C3%A9ments-de-man%C5%93uvre-El%C3%A9ments-normalis%C3%A9s/Poussoirs-%C3%A0-ressort-doigt-d-indexage-broches-%C3%A0-billes/K0334-Poussoirs-%C3%A0-ressort-mod%C3%A8le-lisse-plastique.html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4:.Y4])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30"/>
          <table:table-cell table:style-name="ce10"/>
          <table:table-cell table:style-name="ce15"/>
          <table:table-cell table:style-name="ce30" table:number-columns-repeated="995"/>
          <table:table-cell/>
        </table:table-row>
        <table:table-row table:style-name="ro1">
          <table:table-cell table:formula="of:=[.B5]*[.E5]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Boitier Dupont fiche à sertir - F</text:p>
          </table:table-cell>
          <table:table-cell table:formula="of:=SUM([.F5:.Y5])" office:value-type="float" office:value="2" calcext:value-type="float">
            <text:p>2</text:p>
          </table:table-cell>
          <table:table-cell table:number-columns-repeated="17"/>
          <table:table-cell table:style-name="ce23" office:value-type="float" office:value="2" calcext:value-type="float">
            <text:p>2</text:p>
          </table:table-cell>
          <table:table-cell table:number-columns-repeated="2"/>
          <table:table-cell table:style-name="ce31"/>
          <table:table-cell table:style-name="ce34"/>
          <table:table-cell table:style-name="ce29"/>
          <table:table-cell table:style-name="ce31"/>
          <table:table-cell table:number-columns-repeated="995"/>
        </table:table-row>
        <table:table-row table:style-name="ro1">
          <table:table-cell table:formula="of:=[.B6]*[.E6]" office:value-type="float" office:value="0.2" calcext:value-type="float">
            <text:p>0,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itier Dupont 2 pin</text:p>
          </table:table-cell>
          <table:table-cell table:formula="of:=SUM([.F6:.Y6])" office:value-type="float" office:value="1" calcext:value-type="float">
            <text:p>1</text:p>
          </table:table-cell>
          <table:table-cell table:number-columns-repeated="17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31"/>
          <table:table-cell table:style-name="ce34"/>
          <table:table-cell table:style-name="ce29"/>
          <table:table-cell table:style-name="ce31"/>
          <table:table-cell table:number-columns-repeated="995"/>
        </table:table-row>
        <table:table-row table:style-name="ro1">
          <table:table-cell table:formula="of:=[.B7]*[.E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8 AWG Rouge 100mm</text:p>
          </table:table-cell>
          <table:table-cell table:formula="of:=SUM([.F7:.Y7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8"/>
        </table:table-row>
        <table:table-row table:style-name="ro1">
          <table:table-cell table:formula="of:=[.B8]*[.E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8 AWG Noir 100mm</text:p>
          </table:table-cell>
          <table:table-cell table:formula="of:=SUM([.F8:.Y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8"/>
        </table:table-row>
        <table:table-row table:style-name="ro1">
          <table:table-cell table:formula="of:=[.B9]*[.E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8 AWG Vert 250mm</text:p>
          </table:table-cell>
          <table:table-cell table:formula="of:=SUM([.F9:.Y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8"/>
        </table:table-row>
        <table:table-row table:style-name="ro1">
          <table:table-cell table:formula="of:=[.B10]*[.E1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8 AWG Rouge 250mm</text:p>
          </table:table-cell>
          <table:table-cell table:formula="of:=SUM([.F10:.Y10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8"/>
        </table:table-row>
        <table:table-row table:style-name="ro1">
          <table:table-cell table:formula="of:=[.B11]*[.E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8 AWG Noir 250mm</text:p>
          </table:table-cell>
          <table:table-cell table:formula="of:=SUM([.F11:.Y11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998"/>
        </table:table-row>
        <table:table-row table:style-name="ro1">
          <table:table-cell table:formula="of:=[.B12]*[.E1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USB</text:p>
          </table:table-cell>
          <table:table-cell table:formula="of:=SUM([.F12:.Y12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30"/>
          <table:table-cell table:style-name="ce10"/>
          <table:table-cell table:style-name="ce15"/>
          <table:table-cell table:style-name="ce30" table:number-columns-repeated="995"/>
          <table:table-cell/>
        </table:table-row>
        <table:table-row table:style-name="ro1">
          <table:table-cell table:formula="of:=[.B13]*[.E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moteur JST-Dupont 300mm</text:p>
          </table:table-cell>
          <table:table-cell table:formula="of:=SUM([.F13:.Y13])" office:value-type="float" office:value="1" calcext:value-type="float">
            <text:p>1</text:p>
          </table:table-cell>
          <table:table-cell table:number-columns-repeated="4"/>
          <table:table-cell table:style-name="ce11"/>
          <table:table-cell office:value-type="float" office:value="1" calcext:value-type="float">
            <text:p>1</text:p>
          </table:table-cell>
          <table:table-cell table:number-columns-repeated="14"/>
          <table:table-cell table:style-name="ce29"/>
          <table:table-cell table:number-columns-repeated="998"/>
        </table:table-row>
        <table:table-row table:style-name="ro1">
          <table:table-cell table:formula="of:=[.B14]*[.E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moteur JST-Dupont 500mm</text:p>
          </table:table-cell>
          <table:table-cell table:formula="of:=SUM([.F14:.Y14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 table:number-columns-repeated="998"/>
        </table:table-row>
        <table:table-row table:style-name="ro1">
          <table:table-cell table:formula="of:=[.B15]*[.E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moteur JST-Molex 700mm</text:p>
          </table:table-cell>
          <table:table-cell table:formula="of:=SUM([.F15:.Y15])" office:value-type="float" office:value="2" calcext:value-type="float">
            <text:p>2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/>
          <table:table-cell table:number-columns-repeated="998"/>
        </table:table-row>
        <table:table-row table:style-name="ro1">
          <table:table-cell table:formula="of:=[.B16]*[.E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le 1000mm Dupont 2 pin</text:p>
          </table:table-cell>
          <table:table-cell table:formula="of:=SUM([.F16:.Y16]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1"/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style-name="ce21"/>
          <table:table-cell table:number-columns-repeated="997"/>
        </table:table-row>
        <table:table-row table:style-name="ro1">
          <table:table-cell table:formula="of:=[.B17]*[.E1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rte Elec Minitronics + cable molex</text:p>
          </table:table-cell>
          <table:table-cell table:formula="of:=SUM([.F17:.Y17])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table:style-name="ce29"/>
          <table:table-cell table:number-columns-repeated="998"/>
        </table:table-row>
        <table:table-row table:style-name="ro1">
          <table:table-cell table:formula="of:=[.B18]*[.E1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lliers de serrage</text:p>
          </table:table-cell>
          <table:table-cell table:formula="of:=SUM([.F18:.Y18])"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table:formula="of:=[.B19]*[.E1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rdon alimentation EU</text:p>
          </table:table-cell>
          <table:table-cell table:formula="of:=SUM([.F19:.Y1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formula="of:=[.B20]*[.E2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1mm</text:p>
          </table:table-cell>
          <table:table-cell table:formula="of:=SUM([.F20:.Y20])" office:value-type="float" office:value="2" calcext:value-type="float">
            <text:p>2</text:p>
          </table:table-cell>
          <table:table-cell table:number-columns-repeated="17"/>
          <table:table-cell table:style-name="ce23" office:value-type="float" office:value="2" calcext:value-type="float">
            <text:p>2</text:p>
          </table:table-cell>
          <table:table-cell table:number-columns-repeated="4"/>
          <table:table-cell table:style-name="ce29"/>
          <table:table-cell table:number-columns-repeated="996"/>
        </table:table-row>
        <table:table-row table:style-name="ro1">
          <table:table-cell table:formula="of:=[.B21]*[.E2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micro interrupteur à levier</text:p>
          </table:table-cell>
          <table:table-cell table:formula="of:=SUM([.F21:.Y21])" office:value-type="float" office:value="0" calcext:value-type="float">
            <text:p>0</text:p>
          </table:table-cell>
          <table:table-cell table:number-columns-repeated="22"/>
          <table:table-cell table:style-name="ce29"/>
          <table:table-cell table:number-columns-repeated="996"/>
        </table:table-row>
        <table:table-row table:style-name="ro1">
          <table:table-cell table:formula="of:=[.B22]*[.E2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6.35mm</text:p>
          </table:table-cell>
          <table:table-cell table:formula="of:=SUM([.F22:.Y22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23]*[.E2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6.35mm isolation</text:p>
          </table:table-cell>
          <table:table-cell table:formula="of:=SUM([.F23:.Y23])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24]*[.E2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4.8mm</text:p>
          </table:table-cell>
          <table:table-cell table:formula="of:=SUM([.F24:.Y24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25]*[.E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sses 4.8mm isolation</text:p>
          </table:table-cell>
          <table:table-cell table:formula="of:=SUM([.F25:.Y25])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1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26]*[.E2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urroie GT2 6mm 600mm</text:p>
          </table:table-cell>
          <table:table-cell table:formula="of:=SUM([.F26:.Y26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30"/>
          <table:table-cell table:style-name="ce10"/>
          <table:table-cell table:style-name="ce30" table:number-columns-repeated="996"/>
          <table:table-cell/>
        </table:table-row>
        <table:table-row table:style-name="ro1">
          <table:table-cell table:formula="of:=[.B27]*[.E2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mbout de cable (1,5mm)</text:p>
          </table:table-cell>
          <table:table-cell table:formula="of:=SUM([.F27:.Y27])"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table:style-name="ce23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formula="of:=[.B28]*[.E2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mbase passe-cable 25x25x8m</text:p>
          </table:table-cell>
          <table:table-cell table:formula="of:=SUM([.F28:.Y28])" office:value-type="float" office:value="1" calcext:value-type="float">
            <text:p>1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formula="of:=[.B29]*[.E2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lm Chauffant 100x100 mm 90W avec sonde 100k et terminaison molex 2pin</text:p>
          </table:table-cell>
          <table:table-cell table:formula="of:=SUM([.F29:.Y29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30]*[.E3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e Thermo 4.8-2.4mm 20 mm</text:p>
          </table:table-cell>
          <table:table-cell table:formula="of:=SUM([.F30:.Y30])"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table:style-name="ce11" table:number-columns-repeated="2"/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style-name="ce32"/>
          <table:table-cell table:style-name="ce21"/>
          <table:table-cell table:style-name="ce32"/>
          <table:table-cell table:number-columns-repeated="996"/>
        </table:table-row>
        <table:table-row table:style-name="ro1">
          <table:table-cell table:formula="of:=[.B31]*[.E3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e tressée fendue 1m</text:p>
          </table:table-cell>
          <table:table-cell table:formula="of:=SUM([.F31:.Y31])" office:value-type="float" office:value="0" calcext:value-type="float">
            <text:p>0</text:p>
          </table:table-cell>
          <table:table-cell table:number-columns-repeated="20"/>
          <table:table-cell table:style-name="ce32"/>
          <table:table-cell table:style-name="ce21"/>
          <table:table-cell table:style-name="ce32"/>
          <table:table-cell table:number-columns-repeated="996"/>
        </table:table-row>
        <table:table-row table:style-name="ro1">
          <table:table-cell table:formula="of:=[.B32]*[.E3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e Spiralée 1m</text:p>
          </table:table-cell>
          <table:table-cell table:formula="of:=SUM([.F32:.Y32])" office:value-type="float" office:value="1.6" calcext:value-type="float">
            <text:p>1,6</text:p>
          </table:table-cell>
          <table:table-cell table:number-columns-repeated="12"/>
          <table:table-cell office:value-type="float" office:value="0.8" calcext:value-type="float">
            <text:p>0,8</text:p>
          </table:table-cell>
          <table:table-cell table:number-columns-repeated="4"/>
          <table:table-cell table:style-name="ce16" office:value-type="float" office:value="0.8" calcext:value-type="float">
            <text:p>0,8</text:p>
          </table:table-cell>
          <table:table-cell table:number-columns-repeated="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33]*[.E3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sert d'entrainement (vis incluse)</text:p>
          </table:table-cell>
          <table:table-cell table:formula="of:=SUM([.F33:.Y33])" office:value-type="float" office:value="1" calcext:value-type="float">
            <text:p>1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7"/>
          <table:table-cell table:style-name="ce29"/>
          <table:table-cell table:number-columns-repeated="996"/>
        </table:table-row>
        <table:table-row table:style-name="ro1">
          <table:table-cell table:formula="of:=[.B34]*[.E3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eur bleu</text:p>
          </table:table-cell>
          <table:table-cell table:formula="of:=SUM([.F34:.Y34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35]*[.E3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3 écrou</text:p>
          </table:table-cell>
          <table:table-cell table:formula="of:=SUM([.F35:.Y35])" office:value-type="float" office:value="8" calcext:value-type="float">
            <text:p>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table:style-name="ce29"/>
          <table:table-cell/>
          <table:table-cell table:style-name="ce29"/>
          <table:table-cell table:style-name="ce33" table:number-columns-repeated="2"/>
          <table:table-cell table:number-columns-repeated="994"/>
        </table:table-row>
        <table:table-row table:style-name="ro1">
          <table:table-cell table:formula="of:=[.B36]*[.E36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 écrou à ailettes</text:p>
          </table:table-cell>
          <table:table-cell table:formula="of:=SUM([.F36:.Y36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table:style-name="ce33"/>
          <table:table-cell table:style-name="ce21"/>
          <table:table-cell/>
          <table:table-cell table:style-name="ce33" table:number-columns-repeated="2"/>
          <table:table-cell/>
          <table:table-cell table:style-name="ce33"/>
          <table:table-cell table:style-name="ce4"/>
          <table:table-cell table:style-name="ce35" table:number-columns-repeated="990"/>
          <table:table-cell/>
        </table:table-row>
        <table:table-row table:style-name="ro1">
          <table:table-cell table:formula="of:=[.B37]*[.E37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 écrou nylstop</text:p>
          </table:table-cell>
          <table:table-cell table:formula="of:=SUM([.F37:.Y37])"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table:style-name="ce33"/>
          <table:table-cell table:style-name="ce21"/>
          <table:table-cell/>
          <table:table-cell table:style-name="ce33" table:number-columns-repeated="2"/>
          <table:table-cell/>
          <table:table-cell table:style-name="ce33"/>
          <table:table-cell table:style-name="ce4"/>
          <table:table-cell table:style-name="ce35" table:number-columns-repeated="990"/>
          <table:table-cell/>
        </table:table-row>
        <table:table-row table:style-name="ro1">
          <table:table-cell table:formula="of:=[.B38]*[.E3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3 rondelle</text:p>
          </table:table-cell>
          <table:table-cell table:formula="of:=SUM([.F38:.Y38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table:style-name="ce21"/>
          <table:table-cell table:style-name="ce29"/>
          <table:table-cell table:number-columns-repeated="996"/>
        </table:table-row>
        <table:table-row table:style-name="ro1">
          <table:table-cell table:formula="of:=[.B39]*[.E3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3 rondelle large</text:p>
          </table:table-cell>
          <table:table-cell table:formula="of:=SUM([.F39:.Y39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7"/>
          <table:table-cell table:style-name="ce21"/>
          <table:table-cell table:style-name="ce29"/>
          <table:table-cell table:number-columns-repeated="996"/>
        </table:table-row>
        <table:table-row table:style-name="ro1">
          <table:table-cell table:formula="of:=[.B40]*[.E40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3x6 sans tête</text:p>
          </table:table-cell>
          <table:table-cell table:formula="of:=SUM([.F40:.Y40])" office:value-type="float" office:value="7" calcext:value-type="float">
            <text:p>7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  <table:table-cell table:style-name="ce33" table:number-columns-repeated="2"/>
          <table:table-cell table:number-columns-repeated="994"/>
        </table:table-row>
        <table:table-row table:style-name="ro1">
          <table:table-cell table:formula="of:=[.B41]*[.E41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8 CHC</text:p>
          </table:table-cell>
          <table:table-cell table:formula="of:=SUM([.F41:.Y41])"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table:style-name="ce23"/>
          <table:table-cell table:number-columns-repeated="4"/>
          <table:table-cell table:style-name="ce29"/>
          <table:table-cell table:style-name="ce33"/>
          <table:table-cell table:style-name="ce4"/>
          <table:table-cell table:number-columns-repeated="3"/>
          <table:table-cell table:style-name="ce35" table:number-columns-repeated="990"/>
          <table:table-cell/>
        </table:table-row>
        <table:table-row table:style-name="ro1">
          <table:table-cell table:formula="of:=[.B42]*[.E42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10 CHC</text:p>
          </table:table-cell>
          <table:table-cell table:formula="of:=SUM([.F42:.Y42])"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10" office:value-type="float" office:value="1" calcext:value-type="float">
            <text:p>1</text:p>
          </table:table-cell>
          <table:table-cell table:number-columns-repeated="6"/>
          <table:table-cell table:style-name="ce21"/>
          <table:table-cell/>
          <table:table-cell table:style-name="ce33"/>
          <table:table-cell table:style-name="ce4" table:number-columns-repeated="2"/>
          <table:table-cell table:number-columns-repeated="2"/>
          <table:table-cell table:style-name="ce35" table:number-columns-repeated="990"/>
          <table:table-cell/>
        </table:table-row>
        <table:table-row table:style-name="ro1">
          <table:table-cell table:formula="of:=[.B43]*[.E43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16 CHC</text:p>
          </table:table-cell>
          <table:table-cell table:formula="of:=SUM([.F43:.Y43])" office:value-type="float" office:value="0" calcext:value-type="float">
            <text:p>0</text:p>
          </table:table-cell>
          <table:table-cell table:number-columns-repeated="17"/>
          <table:table-cell table:style-name="ce23"/>
          <table:table-cell table:number-columns-repeated="2"/>
          <table:table-cell table:style-name="ce33"/>
          <table:table-cell table:style-name="ce21"/>
          <table:table-cell table:style-name="ce33" table:number-columns-repeated="2"/>
          <table:table-cell table:number-columns-repeated="4"/>
          <table:table-cell table:style-name="ce35" table:number-columns-repeated="990"/>
          <table:table-cell/>
        </table:table-row>
        <table:table-row table:style-name="ro1">
          <table:table-cell table:formula="of:=[.B44]*[.E44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20 CHC</text:p>
          </table:table-cell>
          <table:table-cell table:formula="of:=SUM([.F44:.Y44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table:style-name="ce21"/>
          <table:table-cell table:number-columns-repeated="2"/>
          <table:table-cell table:style-name="ce24"/>
          <table:table-cell/>
          <table:table-cell table:style-name="ce21"/>
          <table:table-cell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45]*[.E45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25 CHC</text:p>
          </table:table-cell>
          <table:table-cell table:formula="of:=SUM([.F45:.Y45])" office:value-type="float" office:value="4" calcext:value-type="float">
            <text:p>4</text:p>
          </table:table-cell>
          <table:table-cell table:number-columns-repeated="14"/>
          <table:table-cell table:style-name="ce18" office:value-type="float" office:value="4" calcext:value-type="float">
            <text:p>4</text:p>
          </table:table-cell>
          <table:table-cell table:number-columns-repeated="5"/>
          <table:table-cell table:style-name="ce33"/>
          <table:table-cell table:style-name="ce21"/>
          <table:table-cell table:style-name="ce33"/>
          <table:table-cell table:number-columns-repeated="5"/>
          <table:table-cell table:style-name="ce35" table:number-columns-repeated="990"/>
          <table:table-cell/>
        </table:table-row>
        <table:table-row table:style-name="ro1">
          <table:table-cell table:formula="of:=[.B46]*[.E46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3x30 TFHC</text:p>
          </table:table-cell>
          <table:table-cell table:formula="of:=SUM([.F46:.Y46])" office:value-type="float" office:value="11" calcext:value-type="float">
            <text:p>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33"/>
          <table:table-cell table:number-columns-repeated="7"/>
          <table:table-cell table:style-name="ce35" table:number-columns-repeated="990"/>
          <table:table-cell/>
        </table:table-row>
        <table:table-row table:style-name="ro1">
          <table:table-cell table:formula="of:=[.B47]*[.E47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4x8 TBHC</text:p>
          </table:table-cell>
          <table:table-cell table:formula="of:=SUM([.F47:.Y47])"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48]*[.E48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4x10 TBHC</text:p>
          </table:table-cell>
          <table:table-cell table:formula="of:=SUM([.F48:.Y48])" office:value-type="float" office:value="6" calcext:value-type="float">
            <text:p>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49]*[.E49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4x25 CHC</text:p>
          </table:table-cell>
          <table:table-cell table:formula="of:=SUM([.F49:.Y49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50]*[.E50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4 écrou nylstop</text:p>
          </table:table-cell>
          <table:table-cell table:formula="of:=SUM([.F50:.Y50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51]*[.E5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4 écrou-T</text:p>
          </table:table-cell>
          <table:table-cell table:formula="of:=SUM([.F51:.Y51])"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33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52]*[.E52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4 rondelle moyenne</text:p>
          </table:table-cell>
          <table:table-cell table:formula="of:=SUM([.F52:.Y5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8"/>
          <table:table-cell table:style-name="ce33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53]*[.E5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cro interrupteur à levier</text:p>
          </table:table-cell>
          <table:table-cell table:formula="of:=SUM([.F53:.Y53]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"/>
          <table:table-cell table:style-name="ce32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54]*[.E54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oteur nema14 HY0006 0.8A</text:p>
          </table:table-cell>
          <table:table-cell table:formula="of:=SUM([.F54:.Y54]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55]*[.E55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oteur nema17 court ?A</text:p>
          </table:table-cell>
          <table:table-cell table:formula="of:=SUM([.F55:.Y55]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8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56]*[.E56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Moteur nema17 HS3001 1.20A</text:p>
          </table:table-cell>
          <table:table-cell table:formula="of:=SUM([.F56:.Y56])" office:value-type="float" office:value="1" calcext:value-type="float">
            <text:p>1</text:p>
          </table:table-cell>
          <table:table-cell table:number-columns-repeated="14"/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3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57]*[.E57]" office:value-type="float" office:value="0" calcext:value-type="float">
            <text:p>0</text:p>
          </table:table-cell>
          <table:table-cell/>
          <table:table-cell table:style-name="ce5"/>
          <table:table-cell table:style-name="ce8" office:value-type="string" calcext:value-type="string">
            <text:p>Plateau alu 150x140x4mm</text:p>
          </table:table-cell>
          <table:table-cell table:formula="of:=SUM([.F57:.Y57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table:style-name="ce35" table:number-columns-repeated="990"/>
          <table:table-cell/>
        </table:table-row>
        <table:table-row table:style-name="ro2">
          <table:table-cell table:formula="of:=[.B58]*[.E58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<text:a xlink:href="https://flex3drive.com/product/printbite/" xlink:type="simple">https://flex3drive.com/product/printbite/</text:a></text:p>
          </table:table-cell>
          <table:table-cell office:value-type="string" calcext:value-type="string">
            <text:p>Plateau PrintBite 150x140mm</text:p>
          </table:table-cell>
          <table:table-cell table:formula="of:=SUM([.F58:.Y5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table:style-name="ce35" table:number-columns-repeated="990"/>
          <table:table-cell/>
        </table:table-row>
        <table:table-row table:style-name="ro1">
          <table:table-cell table:formula="of:=[.B59]*[.E59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Prise</text:p>
          </table:table-cell>
          <table:table-cell table:formula="of:=SUM([.F59:.Y59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table:style-name="ce29"/>
          <table:table-cell table:number-columns-repeated="7"/>
          <table:table-cell table:style-name="ce35" table:number-columns-repeated="990"/>
          <table:table-cell/>
        </table:table-row>
        <table:table-row table:style-name="ro1">
          <table:table-cell table:formula="of:=[.B60]*[.E60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Poulie GT2 20 dents 5mm bore + vis</text:p>
          </table:table-cell>
          <table:table-cell table:formula="of:=SUM([.F60:.Y6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formula="of:=[.B61]*[.E61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Profilé alu 2020 200mm</text:p>
          </table:table-cell>
          <table:table-cell table:formula="of:=SUM([.F61:.Y61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formula="of:=[.B62]*[.E62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Profilé alu 2020 300mm</text:p>
          </table:table-cell>
          <table:table-cell table:formula="of:=SUM([.F62:.Y62]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formula="of:=[.B63]*[.E63]"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Raccord MA12-04-M5</text:p>
          </table:table-cell>
          <table:table-cell table:formula="of:=SUM([.F63:.Y63])" office:value-type="float" office:value="1" calcext:value-type="float">
            <text:p>1</text:p>
          </table:table-cell>
          <table:table-cell table:number-columns-repeated="14"/>
          <table:table-cell table:style-name="ce18" office:value-type="float" office:value="1" calcext:value-type="float">
            <text:p>1</text:p>
          </table:table-cell>
          <table:table-cell table:number-columns-repeated="6"/>
          <table:table-cell table:style-name="ce34"/>
          <table:table-cell table:style-name="ce29"/>
          <table:table-cell table:number-columns-repeated="996"/>
        </table:table-row>
        <table:table-row table:style-name="ro1">
          <table:table-cell table:formula="of:=[.B64]*[.E6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sort compression 751-483</text:p>
          </table:table-cell>
          <table:table-cell table:formula="of:=SUM([.F64:.Y64])"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5"/>
          <table:table-cell table:style-name="ce29"/>
          <table:table-cell table:number-columns-repeated="996"/>
        </table:table-row>
        <table:table-row table:style-name="ro1">
          <table:table-cell table:formula="of:=[.B65]*[.E65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Ressort compression 751-584</text:p>
          </table:table-cell>
          <table:table-cell table:formula="of:=SUM([.F65:.Y65]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table:style-name="ce21"/>
          <table:table-cell table:number-columns-repeated="6"/>
          <table:table-cell table:style-name="ce35" table:number-columns-repeated="990"/>
          <table:table-cell/>
        </table:table-row>
        <table:table-row table:style-name="ro1">
          <table:table-cell table:formula="of:=[.B66]*[.E66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Roulement à bille 603ZZ</text:p>
          </table:table-cell>
          <table:table-cell table:formula="of:=SUM([.F66:.Y66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10" office:value-type="float" office:value="1" calcext:value-type="float">
            <text:p>1</text:p>
          </table:table-cell>
          <table:table-cell table:number-columns-repeated="5"/>
          <table:table-cell table:style-name="ce33"/>
          <table:table-cell table:number-columns-repeated="7"/>
          <table:table-cell table:style-name="ce35" table:number-columns-repeated="990"/>
          <table:table-cell/>
        </table:table-row>
        <table:table-row table:style-name="ro1">
          <table:table-cell table:formula="of:=[.B67]*[.E67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Roulement à bille 608ZZ</text:p>
          </table:table-cell>
          <table:table-cell table:formula="of:=SUM([.F67:.Y67])" office:value-type="float" office:value="4" calcext:value-type="float">
            <text:p>4</text:p>
          </table:table-cell>
          <table:table-cell table:number-columns-repeated="14"/>
          <table:table-cell table:style-name="ce10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3"/>
          <table:table-cell table:number-columns-repeated="7"/>
          <table:table-cell table:style-name="ce35" table:number-columns-repeated="990"/>
          <table:table-cell/>
        </table:table-row>
        <table:table-row table:style-name="ro2">
          <table:table-cell table:formula="of:=[.B68]*[.E68]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e3d-online.com/lite6" xlink:type="simple">https://e3d-online.com/lite6</text:a></text:p>
          </table:table-cell>
          <table:table-cell office:value-type="string" calcext:value-type="string">
            <text:p>Tête chauffante e3Dlite6</text:p>
          </table:table-cell>
          <table:table-cell table:formula="of:=SUM([.F68:.Y68])" office:value-type="float" office:value="1" calcext:value-type="float">
            <text:p>1</text:p>
          </table:table-cell>
          <table:table-cell table:number-columns-repeated="17"/>
          <table:table-cell table:style-name="ce23" office:value-type="float" office:value="1" calcext:value-type="float">
            <text:p>1</text:p>
          </table:table-cell>
          <table:table-cell table:number-columns-repeated="2"/>
          <table:table-cell table:style-name="ce20"/>
          <table:table-cell/>
          <table:table-cell table:style-name="ce29"/>
          <table:table-cell table:number-columns-repeated="996"/>
        </table:table-row>
        <table:table-row table:style-name="ro1">
          <table:table-cell table:formula="of:=[.B69]*[.E69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urbine 30x30x10 mm</text:p>
          </table:table-cell>
          <table:table-cell table:formula="of:=SUM([.F69:.Y69])" office:value-type="float" office:value="1" calcext:value-type="float">
            <text:p>1</text:p>
          </table:table-cell>
          <table:table-cell table:number-columns-repeated="17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0"/>
          <table:table-cell/>
          <table:table-cell table:style-name="ce29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/>
          <table:table-cell table:style-name="ce5"/>
          <table:table-cell table:style-name="ce7" office:value-type="string" calcext:value-type="string">
            <text:p>PIECES 3D</text:p>
          </table:table-cell>
          <table:table-cell table:formula="of:=SUM([.E72:.E94])" office:value-type="float" office:value="35" calcext:value-type="float">
            <text:p>35</text:p>
          </table:table-cell>
          <table:table-cell table:number-columns-repeated="28"/>
          <table:table-cell table:style-name="ce35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X</text:p>
          </table:table-cell>
          <table:table-cell table:formula="of:=SUM([.F72:.Y72])" office:value-type="float" office:value="1" calcext:value-type="float">
            <text:p>1</text:p>
          </table:table-cell>
          <table:table-cell table:number-columns-repeated="14"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1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droite</text:p>
          </table:table-cell>
          <table:table-cell table:formula="of:=SUM([.F73:.Y73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1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 gauche</text:p>
          </table:table-cell>
          <table:table-cell table:formula="of:=SUM([.F74:.Y74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1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Z-droite</text:p>
          </table:table-cell>
          <table:table-cell table:formula="of:=SUM([.F75:.Y75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Z-gauche</text:p>
          </table:table-cell>
          <table:table-cell table:formula="of:=SUM([.F76:.Y76])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6"/>
          <table:table-cell table:style-name="ce20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charnière-extérieure</text:p>
          </table:table-cell>
          <table:table-cell table:formula="of:=SUM([.F77:.Y77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charnière-intérieure</text:p>
          </table:table-cell>
          <table:table-cell table:formula="of:=SUM([.F78:.Y78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6"/>
          <table:table-cell table:style-name="ce35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capot</text:p>
          </table:table-cell>
          <table:table-cell table:formula="of:=SUM([.F79:.Y79])" office:value-type="float" office:value="1" calcext:value-type="float">
            <text:p>1</text:p>
          </table:table-cell>
          <table:table-cell table:number-columns-repeated="14"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corps</text:p>
          </table:table-cell>
          <table:table-cell table:formula="of:=SUM([.F80:.Y80])" office:value-type="float" office:value="1" calcext:value-type="float">
            <text:p>1</text:p>
          </table:table-cell>
          <table:table-cell table:number-columns-repeated="14"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IF26-entrainement-fil-levier</text:p>
          </table:table-cell>
          <table:table-cell table:formula="of:=SUM([.F81:.Y81])" office:value-type="float" office:value="1" calcext:value-type="float">
            <text:p>1</text:p>
          </table:table-cell>
          <table:table-cell table:number-columns-repeated="14"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entretoise-minitronics</text:p>
          </table:table-cell>
          <table:table-cell table:formula="of:=SUM([.F82:.Y82])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8"/>
          <table:table-cell table:style-name="ce20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ed-A</text:p>
          </table:table-cell>
          <table:table-cell table:formula="of:=SUM([.F83:.Y8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ed-B</text:p>
          </table:table-cell>
          <table:table-cell table:formula="of:=SUM([.F84:.Y84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office:value-type="string" calcext:value-type="string">
            <text:p>pignon pour crémaillère</text:p>
          </table:table-cell>
          <table:table-cell table:formula="of:=SUM([.F85:.Y85])" office:value-type="float" office:value="3" calcext:value-type="float">
            <text:p>3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/>
          <table:table-cell table:style-name="ce10"/>
          <table:table-cell office:value-type="float" office:value="1" calcext:value-type="float">
            <text:p>1</text:p>
          </table:table-cell>
          <table:table-cell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36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Poignée</text:p>
          </table:table-cell>
          <table:table-cell table:formula="of:=SUM([.F86:.Y86])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4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ommet-Z</text:p>
          </table:table-cell>
          <table:table-cell table:formula="of:=SUM([.F87:.Y87])"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6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Support-bobine A</text:p>
          </table:table-cell>
          <table:table-cell table:formula="of:=SUM([.F88:.Y88])"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table:style-name="ce8" office:value-type="string" calcext:value-type="string">
            <text:p>Support-bobine B</text:p>
          </table:table-cell>
          <table:table-cell table:formula="of:=SUM([.F89:.Y89])" office:value-type="float" office:value="2" calcext:value-type="float">
            <text:p>2</text:p>
          </table:table-cell>
          <table:table-cell table:number-columns-repeated="14"/>
          <table:table-cell table:style-name="ce10"/>
          <table:table-cell table:number-columns-repeated="2"/>
          <table:table-cell table:style-name="ce16"/>
          <table:table-cell office:value-type="float" office:value="2" calcext:value-type="float">
            <text:p>2</text:p>
          </table:table-cell>
          <table:table-cell table:number-columns-repeated="9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capteur-Y</text:p>
          </table:table-cell>
          <table:table-cell table:formula="of:=SUM([.F90:.Y9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1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rémaillère 178mm</text:p>
          </table:table-cell>
          <table:table-cell table:formula="of:=SUM([.F91:.Y91])" office:value-type="float" office:value="3" calcext:value-type="float">
            <text:p>3</text:p>
          </table:table-cell>
          <table:table-cell table:number-columns-repeated="12"/>
          <table:table-cell table:style-name="ce18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moteur-Y</text:p>
          </table:table-cell>
          <table:table-cell table:formula="of:=SUM([.F92:.Y92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2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roulement-Y</text:p>
          </table:table-cell>
          <table:table-cell table:formula="of:=SUM([.F93:.Y9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A</text:p>
          </table:table-cell>
          <table:table-cell table:formula="of:=SUM([.F94:.Y94])" office:value-type="float" office:value="1" calcext:value-type="float">
            <text:p>1</text:p>
          </table:table-cell>
          <table:table-cell table:number-columns-repeated="17"/>
          <table:table-cell table:style-name="ce23" office:value-type="float" office:value="1" calcext:value-type="float">
            <text:p>1</text:p>
          </table:table-cell>
          <table:table-cell table:number-columns-repeated="10"/>
          <table:table-cell table:style-name="ce20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Support-tête-impression e3Dlite6 B</text:p>
          </table:table-cell>
          <table:table-cell table:formula="of:=SUM([.F95:.Y95])" office:value-type="float" office:value="1" calcext:value-type="float">
            <text:p>1</text:p>
          </table:table-cell>
          <table:table-cell table:number-columns-repeated="17"/>
          <table:table-cell table:style-name="ce23" office:value-type="float" office:value="1" calcext:value-type="float">
            <text:p>1</text:p>
          </table:table-cell>
          <table:table-cell table:number-columns-repeated="10"/>
          <table:table-cell table:style-name="ce20" table:number-columns-repeated="99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>
            <text:p>PIECES DECOUPEES</text:p>
          </table:table-cell>
          <table:table-cell table:formula="of:=SUM([.E99:.E101])" office:value-type="float" office:value="2" calcext:value-type="float">
            <text:p>2</text:p>
          </table:table-cell>
          <table:table-cell table:number-columns-repeated="28"/>
          <table:table-cell table:style-name="ce4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Arrière</text:p>
          </table:table-cell>
          <table:table-cell table:formula="of:=SUM([.F98:.Y98])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0"/>
          <table:table-cell table:style-name="ce4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iot-Y</text:p>
          </table:table-cell>
          <table:table-cell table:formula="of:=SUM([.F99:.Y99])" office:value-type="float" office:value="1" calcext:value-type="float">
            <text:p>1</text:p>
          </table:table-cell>
          <table:table-cell table:number-columns-repeated="3"/>
          <table:table-cell table:style-name="ce15"/>
          <table:table-cell office:value-type="float" office:value="1" calcext:value-type="float">
            <text:p>1</text:p>
          </table:table-cell>
          <table:table-cell/>
          <table:table-cell table:style-name="ce17"/>
          <table:table-cell table:number-columns-repeated="7"/>
          <table:table-cell table:style-name="ce10"/>
          <table:table-cell table:number-columns-repeated="2"/>
          <table:table-cell table:style-name="ce16"/>
          <table:table-cell/>
          <table:table-cell table:style-name="ce10"/>
          <table:table-cell table:style-name="ce15"/>
          <table:table-cell table:style-name="ce10"/>
          <table:table-cell table:style-name="ce15"/>
          <table:table-cell table:style-name="ce30" table:number-columns-repeated="5"/>
          <table:table-cell table:style-name="ce15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Fond</text:p>
          </table:table-cell>
          <table:table-cell table:formula="of:=SUM([.F100:.Y100]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  <table:table-cell table:style-name="ce4" table:number-columns-repeated="990"/>
          <table:table-cell/>
        </table:table-row>
        <table:table-row table:style-name="ro1">
          <table:table-cell table:style-name="ce3"/>
          <table:table-cell/>
          <table:table-cell table:style-name="ce6" table:number-columns-repeated="3"/>
          <table:table-cell table:style-name="ce11" table:number-columns-repeated="2"/>
          <table:table-cell table:style-name="ce14"/>
          <table:table-cell table:style-name="ce11" table:number-columns-repeated="3"/>
          <table:table-cell table:style-name="ce17"/>
          <table:table-cell table:style-name="ce11" table:number-columns-repeated="3"/>
          <table:table-cell table:style-name="ce17"/>
          <table:table-cell table:style-name="ce11" table:number-columns-repeated="2"/>
          <table:table-cell table:style-name="ce17"/>
          <table:table-cell table:style-name="ce22"/>
          <table:table-cell table:style-name="ce11" table:number-columns-repeated="2"/>
          <table:table-cell table:style-name="ce26"/>
          <table:table-cell table:style-name="ce28"/>
          <table:table-cell table:style-name="ce22" table:number-columns-repeated="999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formula="of:=[.B103]*[.E10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formula="of:=[.B104]*[.E10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formula="of:=[.B105]*[.E10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formula="of:=[.B106]*[.E10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formula="of:=[.B107]*[.E10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1"/>
          <table:table-cell table:number-columns-repeated="997"/>
        </table:table-row>
        <table:table-row table:style-name="ro1">
          <table:table-cell table:formula="of:=[.B108]*[.E108]" office:value-type="float" office:value="0" calcext:value-type="float">
            <text:p>0</text:p>
          </table:table-cell>
          <table:table-cell/>
          <table:table-cell table:style-name="ce5"/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5" table:number-columns-repeated="990"/>
          <table:table-cell/>
        </table:table-row>
        <table:table-row table:style-name="ro1">
          <table:table-cell table:style-name="ce2"/>
          <table:table-cell/>
          <table:table-cell table:style-name="ce5"/>
          <table:table-cell table:number-columns-repeated="30"/>
          <table:table-cell table:style-name="ce35" table:number-columns-repeated="990"/>
          <table:table-cell/>
        </table:table-row>
        <table:table-row table:style-name="ro1">
          <table:table-cell table:number-columns-repeated="3"/>
          <table:table-cell table:style-name="ce7" office:value-type="string" calcext:value-type="string">
            <text:p>AUTRES OUTIL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35" table:number-columns-repeated="990"/>
          <table:table-cell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9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Multimetre_numerique__RS_Pro_RS14__10A_ac__600V_ac__600_V_ac_dc__1000_V-1231938.aspx" xlink:type="simple">https://rs-particuliers.com/WebCatalog/Multimetre_numerique__RS_Pro_RS14__10A_ac__600V_ac__600_V_ac_dc__1000_V-1231938.aspx</text:a></text:p>
          </table:table-cell>
          <table:table-cell office:value-type="string" calcext:value-type="string">
            <text:p>Multimètre avec thermocoup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https://rs-particuliers.com/WebCatalog/Trousse_a_outils_PVC_308mm_x_230mm_x-7077259.aspx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5:02:30.2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7-10-05T16:45:02.436000000</dc:date>
    <meta:print-date>2015-08-14T12:58:27Z</meta:print-date>
    <meta:editing-duration>PT4H9M59S</meta:editing-duration>
    <meta:editing-cycles>25</meta:editing-cycles>
    <meta:document-statistic meta:table-count="1" meta:cell-count="465" meta:object-count="0"/>
  </office:meta>
</office:document-meta>
</file>